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viar Dreams1" svg:font-family="'Caviar Dreams'" style:font-pitch="variable"/>
    <style:font-face style:name="Caviar Dreams" svg:font-family="'Caviar Dream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" svg:font-family="Arial" style:font-family-generic="system" style:font-pitch="variable"/>
    <style:font-face style:name="Caladea1" svg:font-family="Caladea" style:font-family-generic="system" style:font-pitch="variable"/>
    <style:font-face style:name="Caviar Dreams2" svg:font-family="'Caviar Dream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1" style:family="table">
      <style:table-properties style:width="17cm" fo:margin-left="-0.39cm" fo:margin-top="0cm" fo:margin-bottom="0cm" table:align="left" style:writing-mode="lr-tb"/>
    </style:style>
    <style:style style:name="Table1.A" style:family="table-column">
      <style:table-column-properties style:column-width="3.505cm"/>
    </style:style>
    <style:style style:name="Table1.B" style:family="table-column">
      <style:table-column-properties style:column-width="13.49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1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1.A7" style:family="table-cell">
      <style:table-cell-properties fo:background-color="#ffffff" fo:padding-left="0.086cm" fo:padding-right="0.191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le1.B7" style:family="table-cell">
      <style:table-cell-properties fo:background-color="#ffffff" fo:padding-left="0.086cm" fo:padding-right="0.191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e6" style:family="table">
      <style:table-properties style:width="17cm" fo:margin-left="-0.39cm" fo:margin-top="0cm" fo:margin-bottom="0cm" table:align="left" style:writing-mode="lr-tb"/>
    </style:style>
    <style:style style:name="Table6.A" style:family="table-column">
      <style:table-column-properties style:column-width="5.599cm"/>
    </style:style>
    <style:style style:name="Table6.B" style:family="table-column">
      <style:table-column-properties style:column-width="11.402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6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6.2" style:family="table-row">
      <style:table-row-properties style:min-row-height="0.669cm" fo:keep-together="auto"/>
    </style:style>
    <style:style style:name="Table6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6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6.3" style:family="table-row">
      <style:table-row-properties style:min-row-height="0.714cm" fo:keep-together="auto"/>
    </style:style>
    <style:style style:name="Table6.4" style:family="table-row">
      <style:table-row-properties style:min-row-height="0.691cm" fo:keep-together="auto"/>
    </style:style>
    <style:style style:name="Table6.6" style:family="table-row">
      <style:table-row-properties style:min-row-height="0.501cm" fo:keep-together="auto"/>
    </style:style>
    <style:style style:name="Table6.7" style:family="table-row">
      <style:table-row-properties style:min-row-height="0.432cm" fo:keep-together="auto"/>
    </style:style>
    <style:style style:name="Table6.8" style:family="table-row">
      <style:table-row-properties style:min-row-height="0.485cm" fo:keep-together="auto"/>
    </style:style>
    <style:style style:name="Table6.9" style:family="table-row">
      <style:table-row-properties style:min-row-height="0.953cm" fo:keep-together="auto"/>
    </style:style>
    <style:style style:name="Table6.10" style:family="table-row">
      <style:table-row-properties style:min-row-height="0.594cm" fo:keep-together="auto"/>
    </style:style>
    <style:style style:name="Table6.11" style:family="table-row">
      <style:table-row-properties style:min-row-height="0.647cm" fo:keep-together="auto"/>
    </style:style>
    <style:style style:name="Table6.12" style:family="table-row">
      <style:table-row-properties style:min-row-height="0.58cm" fo:keep-together="auto"/>
    </style:style>
    <style:style style:name="Table6.A13" style:family="table-cell">
      <style:table-cell-properties fo:background-color="#ffffff" fo:padding-left="0.086cm" fo:padding-right="0.191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le6.B13" style:family="table-cell">
      <style:table-cell-properties fo:background-color="#ffffff" fo:padding-left="0.086cm" fo:padding-right="0.191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e8" style:family="table">
      <style:table-properties style:width="17cm" fo:margin-left="-0.39cm" fo:margin-top="0cm" fo:margin-bottom="0cm" table:align="left" style:writing-mode="lr-tb"/>
    </style:style>
    <style:style style:name="Table8.A" style:family="table-column">
      <style:table-column-properties style:column-width="5.6cm"/>
    </style:style>
    <style:style style:name="Table8.B" style:family="table-column">
      <style:table-column-properties style:column-width="11.4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8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8.2" style:family="table-row">
      <style:table-row-properties style:min-row-height="0.847cm" fo:keep-together="auto"/>
    </style:style>
    <style:style style:name="Table8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8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Caviar Dreams1"/>
    </style:style>
    <style:style style:name="P2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style:font-name-asian="Caviar Dreams2" style:font-size-asian="10pt" style:font-style-asian="normal" style:font-weight-asian="normal" style:font-name-complex="Caviar Dreams2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style:font-name-asian="Caviar Dreams2" style:font-size-asian="10pt" style:font-style-asian="normal" style:font-weight-asian="normal" style:font-name-complex="Caviar Dreams2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style:font-name-asian="Caviar Dreams2" style:font-size-asian="10pt" style:font-style-asian="normal" style:font-weight-asian="normal" style:font-name-complex="Caviar Dreams2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21f0ae" officeooo:paragraph-rsid="0021f0ae" style:font-name-asian="Caviar Dreams2" style:font-size-asian="10pt" style:font-style-asian="normal" style:font-weight-asian="normal" style:font-name-complex="Caviar Dreams2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language="fr" fo:country="FR"/>
    </style:style>
    <style:style style:name="P7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" fo:font-size="10pt" fo:language="fr" fo:country="FR" fo:font-style="italic" style:text-underline-style="none" fo:font-weight="bold" style:font-name-asian="Caviar Dreams2" style:font-size-asian="10pt" style:font-style-asian="italic" style:font-weight-asian="bold" style:font-name-complex="Caviar Dreams2" style:font-size-complex="10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language="fr" fo:country="FR"/>
    </style:style>
    <style:style style:name="P9" style:family="paragraph" style:parent-style-name="Subtitle">
      <style:paragraph-properties fo:margin-top="0cm" fo:margin-bottom="0cm" loext:contextual-spacing="false" fo:line-height="100%"/>
      <style:text-properties fo:language="fr" fo:country="FR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21f0ae" officeooo:paragraph-rsid="0021f0ae" style:font-name-asian="Caviar Dreams2" style:font-size-asian="10pt" style:font-style-asian="normal" style:font-weight-asian="normal" style:font-name-complex="Caviar Dreams2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21f0ae" officeooo:paragraph-rsid="0021f0ae" style:font-name-asian="Caviar Dreams2" style:font-size-asian="10pt" style:font-style-asian="normal" style:font-weight-asian="normal" style:font-name-complex="Caviar Dreams2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style:font-name-asian="Caviar Dreams2" style:font-size-asian="10pt" style:font-style-asian="normal" style:font-weight-asian="normal" style:font-name-complex="Caviar Dreams2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2000a6" officeooo:paragraph-rsid="002000a6" style:font-name-asian="Caviar Dreams2" style:font-size-asian="10pt" style:font-style-asian="normal" style:font-weight-asian="normal" style:font-name-complex="Caviar Dreams2" style:font-size-complex="10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23b023" officeooo:paragraph-rsid="0023b023" style:font-name-asian="Caviar Dreams2" style:font-size-asian="10pt" style:font-style-asian="normal" style:font-weight-asian="normal" style:font-name-complex="Caviar Dreams2" style:font-size-complex="10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style:use-window-font-color="true" style:text-line-through-style="none" style:text-line-through-type="none" style:text-position="0% 100%" style:font-name="Caviar Dreams" fo:font-size="10.5pt" fo:language="fr" fo:country="FR" fo:font-style="normal" style:text-underline-style="none" fo:font-weight="normal" officeooo:rsid="0023b023" officeooo:paragraph-rsid="0023b023" style:font-name-asian="Caviar Dreams2" style:font-size-asian="10.5pt" style:font-style-asian="normal" style:font-weight-asian="normal" style:font-name-complex="Caviar Dreams2" style:font-size-complex="10.5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" fo:font-size="10pt" fo:language="fr" fo:country="FR" fo:font-style="italic" style:text-underline-style="none" fo:font-weight="bold" officeooo:rsid="0023b023" officeooo:paragraph-rsid="0023b023" style:font-name-asian="Caviar Dreams2" style:font-size-asian="10pt" style:font-style-asian="italic" style:font-weight-asian="bold" style:font-name-complex="Caviar Dreams2" style:font-size-complex="10pt"/>
    </style:style>
    <style:style style:name="P17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style:font-name-asian="Caviar Dreams2" style:font-size-asian="10pt" style:font-style-asian="normal" style:font-weight-asian="normal" style:font-name-complex="Caviar Dreams2" style:font-size-complex="10pt"/>
    </style:style>
    <style:style style:name="P18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" fo:font-size="10pt" fo:language="fr" fo:country="FR" fo:font-style="italic" style:text-underline-style="none" fo:font-weight="bold" officeooo:rsid="0023b023" officeooo:paragraph-rsid="0023b023" style:font-name-asian="Caviar Dreams2" style:font-size-asian="10pt" style:font-style-asian="italic" style:font-weight-asian="bold" style:font-name-complex="Caviar Dreams2" style:font-size-complex="10pt"/>
    </style:style>
    <style:style style:name="P19" style:family="paragraph" style:parent-style-name="Standard" style:list-style-name="L2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23b023" officeooo:paragraph-rsid="0023b023" style:font-name-asian="Caviar Dreams2" style:font-size-asian="10pt" style:font-style-asian="normal" style:font-weight-asian="normal" style:font-name-complex="Caviar Dreams2" style:font-size-complex="10pt"/>
    </style:style>
    <style:style style:name="P20" style:family="paragraph" style:parent-style-name="Heading_20_3" style:list-style-name="WWNum9">
      <style:paragraph-properties fo:margin-left="0cm" fo:margin-right="0cm" fo:text-indent="0cm" style:auto-text-indent="false"/>
      <style:text-properties fo:language="fr" fo:country="FR"/>
    </style:style>
    <style:style style:name="P21" style:family="paragraph" style:parent-style-name="Heading_20_1" style:list-style-name="WWNum9">
      <style:paragraph-properties fo:margin-left="0cm" fo:margin-right="0cm" fo:text-indent="0cm" style:auto-text-indent="false"/>
      <style:text-properties fo:language="fr" fo:country="FR"/>
    </style:style>
    <style:style style:name="P22" style:family="paragraph" style:parent-style-name="Heading_20_2" style:list-style-name="WWNum9">
      <style:paragraph-properties fo:margin-left="0cm" fo:margin-right="0cm" fo:text-indent="0cm" style:auto-text-indent="false"/>
      <style:text-properties fo:language="fr" fo:country="FR"/>
    </style:style>
    <style:style style:name="P23" style:family="paragraph" style:parent-style-name="Title" style:master-page-name="Standard">
      <style:paragraph-properties fo:margin-top="0.423cm" fo:margin-bottom="0.212cm" loext:contextual-spacing="false" fo:line-height="100%" style:page-number="1"/>
      <style:text-properties fo:language="fr" fo:country="F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viar Dreams" fo:font-size="10pt" fo:font-style="normal" style:text-underline-style="none" fo:font-weight="normal" style:font-name-asian="Caviar Dreams2" style:font-size-asian="10pt" style:font-style-asian="normal" style:font-weight-asian="normal" style:font-name-complex="Caviar Dreams2" style:font-size-complex="10pt"/>
    </style:style>
    <style:style style:name="T2" style:family="text">
      <style:text-properties fo:font-variant="normal" fo:text-transform="none" fo:color="#4169e1" style:text-line-through-style="none" style:text-line-through-type="none" style:text-position="0% 100%" style:font-name="Caviar Dreams" fo:font-size="10pt" fo:font-style="italic" style:text-underline-style="none" fo:font-weight="bold" style:font-name-asian="Caviar Dreams2" style:font-size-asian="10pt" style:font-style-asian="italic" style:font-weight-asian="bold" style:font-name-complex="Caviar Dreams2" style:font-size-complex="10pt"/>
    </style:style>
    <style:style style:name="T3" style:family="text">
      <style:text-properties officeooo:rsid="001e63e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4169e1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23ab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O<text:span text:style-name="T3">DInput</text:span> – Object <text:span text:style-name="T7">zone de saisie</text:span></text:p>
      <text:p text:style-name="P9">objet <text:span text:style-name="T7">zone de saisie multiple</text:span></text:p>
      <text:p text:style-name="P13"/>
      <text:list xml:id="list5597173057649692840" text:style-name="WWNum9">
        <text:list-item>
          <text:p text:style-name="P21">Les attributs de <text:span text:style-name="T3">l’objet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Attribut</text:p>
          </table:table-cell>
          <table:table-cell table:style-name="Table1.B1" office:value-type="string">
            <text:p text:style-name="P3">Explications</text:p>
          </table:table-cell>
        </table:table-row>
        <table:table-row table:style-name="Table1.1">
          <table:table-cell table:style-name="Table1.A2" office:value-type="string">
            <text:p text:style-name="P16">type</text:p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6">size</text:p>
          </table:table-cell>
          <table:table-cell table:style-name="Table1.B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6">maxLength</text:p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6">label</text:p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6">placeholder</text:p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A7" office:value-type="string">
            <text:p text:style-name="P16">labelWidthBT</text:p>
          </table:table-cell>
          <table:table-cell table:style-name="Table1.B7" office:value-type="string">
            <text:p text:style-name="P5"/>
          </table:table-cell>
        </table:table-row>
        <table:table-row table:style-name="Table1.1">
          <table:table-cell table:style-name="Table1.A7" office:value-type="string">
            <text:p text:style-name="P16">errMessage</text:p>
          </table:table-cell>
          <table:table-cell table:style-name="Table1.B7" office:value-type="string">
            <text:p text:style-name="P5"/>
          </table:table-cell>
        </table:table-row>
        <table:table-row table:style-name="Table1.1">
          <table:table-cell table:style-name="Table1.A7" office:value-type="string">
            <text:p text:style-name="P16">icon</text:p>
          </table:table-cell>
          <table:table-cell table:style-name="Table1.B7" office:value-type="string">
            <text:p text:style-name="P5"/>
          </table:table-cell>
        </table:table-row>
        <table:table-row table:style-name="Table1.1">
          <table:table-cell table:style-name="Table1.A7" office:value-type="string">
            <text:p text:style-name="P16">event</text:p>
          </table:table-cell>
          <table:table-cell table:style-name="Table1.B7" office:value-type="string">
            <text:p text:style-name="P5"/>
          </table:table-cell>
        </table:table-row>
      </table:table>
      <text:list xml:id="list164440016533977" text:continue-numbering="true" text:style-name="WWNum9">
        <text:list-item>
          <text:p text:style-name="P21">Les méthodes de base</text:p>
          <text:list>
            <text:list-item>
              <text:p text:style-name="P22">Les méthodes publiques de base</text:p>
            </text:list-item>
          </text:list>
        </text:list-item>
      </text:list>
      <text:p text:style-name="P1">Ces méthodes servent au paramétrage bas niveau de l’objet, au regard ds attributs de base. Généralement ces méthodes ne seront pas surchargées, sauf cas contraire suivant le contexte.</text:p>
      <text:list xml:id="list164441633522937" text:continue-numbering="true" text:style-name="WWNum9">
        <text:list-item>
          <text:list>
            <text:list-item>
              <text:list>
                <text:list-item>
                  <text:p text:style-name="P20">Le constructeur - __construct($id, $adrProperties)</text:p>
                </text:list-item>
              </text:list>
            </text:list-item>
          </text:list>
        </text:list-item>
      </text:list>
      <text:p text:style-name="P2">Méthode de génération de l’objet.</text:p>
      <text:p text:style-name="P6"><text:span text:style-name="T2">$id<text:tab/><text:tab/><text:tab/></text:span><text:span text:style-name="T1">: identifiant de l’objet,</text:span></text:p>
      <text:p text:style-name="P17"/>
      <text:list xml:id="list164440283767568" text:continue-numbering="true" text:style-name="WWNum9">
        <text:list-item>
          <text:list>
            <text:list-item>
              <text:list>
                <text:list-item>
                  <text:p text:style-name="P20">Les méthodes générales</text:p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3">Méthode</text:p>
          </table:table-cell>
          <table:table-cell table:style-name="Table6.B1" office:value-type="string">
            <text:p text:style-name="P3">Explications</text:p>
          </table:table-cell>
        </table:table-row>
        <table:table-row table:style-name="Table6.2">
          <table:table-cell table:style-name="Table6.A2" office:value-type="string">
            <text:p text:style-name="P18">setType($type)</text:p>
          </table:table-cell>
          <table:table-cell table:style-name="Table6.B2" office:value-type="string">
            <text:p text:style-name="P14">affecte le type de saisie :</text:p>
            <text:list xml:id="list9159275920934266960" text:style-name="L2">
              <text:list-item>
                <text:p text:style-name="P19"><text:span text:style-name="T6">TEXT</text:span> <text:s text:c="4"/>: mode texte,</text:p>
              </text:list-item>
              <text:list-item>
                <text:p text:style-name="P19"><text:span text:style-name="T6">PASSWORD</text:span> : saisie de mot de passe (caché, présence d'étoile à la place),</text:p>
              </text:list-item>
              <text:list-item>
                <text:p text:style-name="P19"><text:span text:style-name="T6">HIDDEN</text:span> <text:s text:c="2"/>: variable cachée</text:p>
              </text:list-item>
            </text:list>
          </table:table-cell>
        </table:table-row>
        <table:table-row table:style-name="Table6.3">
          <table:table-cell table:style-name="Table6.A2" office:value-type="string">
            <text:p text:style-name="P18">getType()</text:p>
          </table:table-cell>
          <table:table-cell table:style-name="Table6.B2" office:value-type="string">
            <text:p text:style-name="P4"/>
          </table:table-cell>
        </table:table-row>
        <table:table-row table:style-name="Table6.4">
          <table:table-cell table:style-name="Table6.A2" office:value-type="string">
            <text:p text:style-name="P18">setSize($size)</text:p>
          </table:table-cell>
          <table:table-cell table:style-name="Table6.B2" office:value-type="string">
            <text:p text:style-name="P14">fixe le nombre de caractères (maximum) à afficher</text:p>
          </table:table-cell>
        </table:table-row>
        <table:table-row table:style-name="Table6.4">
          <table:table-cell table:style-name="Table6.A2" office:value-type="string">
            <text:p text:style-name="P18">getSize()</text:p>
          </table:table-cell>
          <table:table-cell table:style-name="Table6.B2" office:value-type="string">
            <text:p text:style-name="P4"/>
          </table:table-cell>
        </table:table-row>
        <table:table-row table:style-name="Table6.6">
          <table:table-cell table:style-name="Table6.A2" office:value-type="string">
            <text:p text:style-name="P18">setMaxLength($maxLength)</text:p>
          </table:table-cell>
          <table:table-cell table:style-name="Table6.B2" office:value-type="string">
            <text:p text:style-name="P15">fixe le nombre de caractères (maximum) à saisir</text:p>
          </table:table-cell>
        </table:table-row>
        <table:table-row table:style-name="Table6.7">
          <table:table-cell table:style-name="Table6.A2" office:value-type="string">
            <text:p text:style-name="P18">getMaxLength()</text:p>
          </table:table-cell>
          <table:table-cell table:style-name="Table6.B2" office:value-type="string">
            <text:p text:style-name="P4"/>
          </table:table-cell>
        </table:table-row>
        <table:table-row table:style-name="Table6.8">
          <table:table-cell table:style-name="Table6.A2" office:value-type="string">
            <text:p text:style-name="P18">setLabel()</text:p>
          </table:table-cell>
          <table:table-cell table:style-name="Table6.B2" office:value-type="string">
            <text:p text:style-name="P4"/>
          </table:table-cell>
        </table:table-row>
        <table:table-row table:style-name="Table6.9">
          <table:table-cell table:style-name="Table6.A2" office:value-type="string">
            <text:p text:style-name="P18">getLabel()</text:p>
          </table:table-cell>
          <table:table-cell table:style-name="Table6.B2" office:value-type="string">
            <text:p text:style-name="P4"/>
          </table:table-cell>
        </table:table-row>
        <table:table-row table:style-name="Table6.10">
          <table:table-cell table:style-name="Table6.A2" office:value-type="string">
            <text:p text:style-name="P18">setPlaceholder($placeholder)</text:p>
          </table:table-cell>
          <table:table-cell table:style-name="Table6.B2" office:value-type="string">
            <text:p text:style-name="P4"/>
          </table:table-cell>
        </table:table-row>
        <table:table-row table:style-name="Table6.11">
          <table:table-cell table:style-name="Table6.A2" office:value-type="string">
            <text:p text:style-name="P18">getPlaceholder()</text:p>
          </table:table-cell>
          <table:table-cell table:style-name="Table6.B2" office:value-type="string">
            <text:p text:style-name="P4"/>
          </table:table-cell>
        </table:table-row>
        <table:table-row table:style-name="Table6.12">
          <table:table-cell table:style-name="Table6.A2" office:value-type="string">
            <text:p text:style-name="P18">setLabelWidthBT($labelWidthBT)</text:p>
          </table:table-cell>
          <table:table-cell table:style-name="Table6.B2" office:value-type="string">
            <text:p text:style-name="P14">attribut une largeur (<text:span text:style-name="T4">Bootstrap Twitter</text:span>) au label (tableau de valeur en rapport des 4 médias gérés)</text:p>
          </table:table-cell>
        </table:table-row>
        <table:table-row table:style-name="Table6.12">
          <table:table-cell table:style-name="Table6.A13" office:value-type="string">
            <text:p text:style-name="P18">getLabelWidthBT()</text:p>
          </table:table-cell>
          <table:table-cell table:style-name="Table6.B13" office:value-type="string">
            <text:p text:style-name="P4"/>
          </table:table-cell>
        </table:table-row>
        <table:table-row table:style-name="Table6.12">
          <table:table-cell table:style-name="Table6.A13" office:value-type="string">
            <text:p text:style-name="P18">evtChanget($class, $method, $stopEvt)</text:p>
          </table:table-cell>
          <table:table-cell table:style-name="Table6.B13" office:value-type="string">
            <text:p text:style-name="P4"/>
          </table:table-cell>
        </table:table-row>
        <table:table-row table:style-name="Table6.12">
          <table:table-cell table:style-name="Table6.A13" office:value-type="string">
            <text:p text:style-name="P18">disChange()</text:p>
          </table:table-cell>
          <table:table-cell table:style-name="Table6.B13" office:value-type="string">
            <text:p text:style-name="P4"/>
          </table:table-cell>
        </table:table-row>
        <table:table-row table:style-name="Table6.12">
          <table:table-cell table:style-name="Table6.A13" office:value-type="string">
            <text:p text:style-name="P18">evtKeyup($class, $method, $stopEvt)</text:p>
          </table:table-cell>
          <table:table-cell table:style-name="Table6.B13" office:value-type="string">
            <text:p text:style-name="P4"/>
          </table:table-cell>
        </table:table-row>
        <table:table-row table:style-name="Table6.12">
          <table:table-cell table:style-name="Table6.A13" office:value-type="string">
            <text:p text:style-name="P18">disKeyup()</text:p>
          </table:table-cell>
          <table:table-cell table:style-name="Table6.B13" office:value-type="string">
            <text:p text:style-name="P4"/>
          </table:table-cell>
        </table:table-row>
        <table:table-row table:style-name="Table6.12">
          <table:table-cell table:style-name="Table6.A13" office:value-type="string">
            <text:p text:style-name="P18">setIcon($icon)</text:p>
          </table:table-cell>
          <table:table-cell table:style-name="Table6.B13" office:value-type="string">
            <text:p text:style-name="P4"/>
          </table:table-cell>
        </table:table-row>
        <table:table-row table:style-name="Table6.12">
          <table:table-cell table:style-name="Table6.A13" office:value-type="string">
            <text:p text:style-name="P18">getIcon()</text:p>
          </table:table-cell>
          <table:table-cell table:style-name="Table6.B13" office:value-type="string">
            <text:p text:style-name="P4"/>
          </table:table-cell>
        </table:table-row>
        <table:table-row table:style-name="Table6.12">
          <table:table-cell table:style-name="Table6.A13" office:value-type="string">
            <text:p text:style-name="P18">setWide($wide)</text:p>
          </table:table-cell>
          <table:table-cell table:style-name="Table6.B13" office:value-type="string">
            <text:p text:style-name="P4"/>
          </table:table-cell>
        </table:table-row>
        <table:table-row table:style-name="Table6.12">
          <table:table-cell table:style-name="Table6.A13" office:value-type="string">
            <text:p text:style-name="P18">getWide()</text:p>
          </table:table-cell>
          <table:table-cell table:style-name="Table6.B13" office:value-type="string">
            <text:p text:style-name="P4"/>
          </table:table-cell>
        </table:table-row>
      </table:table>
      <text:list xml:id="list164441590875007" text:continue-list="list164440283767568" text:style-name="WWNum9">
        <text:list-item>
          <text:list>
            <text:list-item>
              <text:p text:style-name="P22">Les méthodes protégées ou privées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">Méthode</text:p>
          </table:table-cell>
          <table:table-cell table:style-name="Table8.B1" office:value-type="string">
            <text:p text:style-name="P3">Explications</text:p>
          </table:table-cell>
        </table:table-row>
        <table:table-row table:style-name="Table8.2">
          <table:table-cell table:style-name="Table8.A2" office:value-type="string">
            <text:p text:style-name="P18">getInpTypesConstants()</text:p>
          </table:table-cell>
          <table:table-cell table:style-name="Table8.B2" office:value-type="string">
            <text:p text:style-name="P4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viar Dreams1" svg:font-family="'Caviar Dreams'" style:font-pitch="variable"/>
    <style:font-face style:name="Caviar Dreams" svg:font-family="'Caviar Dream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" svg:font-family="Arial" style:font-family-generic="system" style:font-pitch="variable"/>
    <style:font-face style:name="Caladea1" svg:font-family="Caladea" style:font-family-generic="system" style:font-pitch="variable"/>
    <style:font-face style:name="Caviar Dreams2" svg:font-family="'Caviar Dream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keep-with-next="always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family="'Caviar Dreams'" style:font-family-generic="roman" style:font-pitch="variable" fo:font-size="18pt" fo:font-style="normal" style:text-underline-style="none" fo:font-weight="bold" style:font-name-asian="Caviar Dreams2" style:font-family-asian="'Caviar Dreams'" style:font-family-generic-asian="system" style:font-pitch-asian="variable" style:font-size-asian="18pt" style:font-style-asian="normal" style:font-weight-asian="bold" style:font-name-complex="Caviar Dreams2" style:font-family-complex="'Caviar Dream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family="'Caviar Dreams'" style:font-family-generic="roman" style:font-pitch="variable" fo:font-size="16pt" fo:font-style="normal" style:text-underline-style="none" fo:font-weight="bold" style:font-name-asian="Caviar Dreams2" style:font-family-asian="'Caviar Dreams'" style:font-family-generic-asian="system" style:font-pitch-asian="variable" style:font-size-asian="16pt" style:font-style-asian="normal" style:font-weight-asian="bold" style:font-name-complex="Caviar Dreams2" style:font-family-complex="'Caviar Dream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47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family="'Caviar Dreams'" style:font-family-generic="roman" style:font-pitch="variable" fo:font-size="14pt" fo:font-style="normal" style:text-underline-style="none" fo:font-weight="bold" style:font-name-asian="Caviar Dreams2" style:font-family-asian="'Caviar Dreams'" style:font-family-generic-asian="system" style:font-pitch-asian="variable" style:font-size-asian="14pt" style:font-style-asian="normal" style:font-weight-asian="bold" style:font-name-complex="Caviar Dreams2" style:font-family-complex="'Caviar Dream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07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2pt" fo:font-style="normal" style:text-underline-style="none" fo:font-weight="bold" style:font-name-asian="Liberation Serif1" style:font-family-asian="'Liberation Serif'" style:font-family-generic-asian="system" style:font-pitch-asian="variable" style:font-size-asian="12pt" style:font-style-asian="normal" style:font-weight-asian="bold" style:font-name-complex="Liberation Serif1" style:font-family-complex="'Liberation Serif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388cm" fo:margin-bottom="0.07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1pt" fo:font-style="normal" style:text-underline-style="none" fo:font-weight="bold" style:font-name-asian="Liberation Serif1" style:font-family-asian="'Liberation Serif'" style:font-family-generic-asian="system" style:font-pitch-asian="variable" style:font-size-asian="11pt" style:font-style-asian="normal" style:font-weight-asian="bold" style:font-name-complex="Liberation Serif1" style:font-family-complex="'Liberation Serif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0pt" fo:font-style="normal" style:text-underline-style="none" fo:font-weight="bold" style:font-name-asian="Liberation Serif1" style:font-family-asian="'Liberation Serif'" style:font-family-generic-asian="system" style:font-pitch-asian="variable" style:font-size-asian="10pt" style:font-style-asian="normal" style:font-weight-asian="bold" style:font-name-complex="Liberation Serif1" style:font-family-complex="'Liberation Serif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423cm" fo:margin-bottom="0.212cm" loext:contextual-spacing="false" fo:line-height="10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family="'Caviar Dreams'" style:font-family-generic="roman" style:font-pitch="variable" fo:font-size="28pt" fo:font-style="normal" style:text-underline-style="none" fo:font-weight="bold" style:font-name-asian="Caviar Dreams2" style:font-family-asian="'Caviar Dreams'" style:font-family-generic-asian="system" style:font-pitch-asian="variable" style:font-size-asian="28pt" style:font-style-asian="normal" style:font-weight-asian="bold" style:font-name-complex="Caviar Dreams2" style:font-family-complex="'Caviar Dream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106cm" fo:margin-bottom="0.212cm" loext:contextual-spacing="false" fo:line-height="10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2f4f4f" style:text-line-through-style="none" style:text-line-through-type="none" style:text-position="0% 100%" style:font-name="Caviar Dreams" fo:font-family="'Caviar Dreams'" style:font-family-generic="roman" style:font-pitch="variable" fo:font-size="18pt" fo:font-style="normal" style:text-underline-style="none" fo:font-weight="normal" style:font-name-asian="Caviar Dreams2" style:font-family-asian="'Caviar Dreams'" style:font-family-generic-asian="system" style:font-pitch-asian="variable" style:font-size-asian="18pt" style:font-style-asian="normal" style:font-weight-asian="normal" style:font-name-complex="Caviar Dreams2" style:font-family-complex="'Caviar Dreams'" style:font-family-generic-complex="system" style:font-pitch-complex="variable" style:font-size-complex="18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fo:font-weight="normal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9" style:display-name="ListLabel 1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6" style:display-name="ListLabel 4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5" style:display-name="ListLabel 5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4" style:display-name="ListLabel 64" style:family="text">
      <style:text-properties fo:font-size="10.5pt" fo:font-weight="normal" style:font-name-asian="Arial" style:font-family-asian="Arial" style:font-family-generic-asian="system" style:font-pitch-asian="variable" style:font-size-asian="10.5pt" style:font-weight-asian="normal" style:font-name-complex="Arial" style:font-family-complex="Arial" style:font-family-generic-complex="system" style:font-pitch-complex="variable" style:font-size-complex="10.5pt"/>
    </style:style>
    <style:style style:name="ListLabel_20_65" style:display-name="ListLabel 65" style:family="text">
      <style:text-properties fo:font-size="10.5pt" fo:font-weight="normal" style:font-name-asian="Arial" style:font-family-asian="Arial" style:font-family-generic-asian="system" style:font-pitch-asian="variable" style:font-size-asian="10.5pt" style:font-weight-asian="normal" style:font-name-complex="Arial" style:font-family-complex="Arial" style:font-family-generic-complex="system" style:font-pitch-complex="variable" style:font-size-complex="10.5pt"/>
    </style:style>
    <style:style style:name="ListLabel_20_66" style:display-name="ListLabel 66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7" style:display-name="ListLabel 67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9" style:display-name="ListLabel 69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0" style:display-name="ListLabel 70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1" style:display-name="ListLabel 71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3" style:display-name="ListLabel 73" style:family="text">
      <style:text-properties fo:font-size="10pt" fo:font-weight="normal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4" style:display-name="ListLabel 7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6" style:display-name="ListLabel 7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7" style:display-name="ListLabel 7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9" style:display-name="ListLabel 7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80" style:display-name="ListLabel 8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" text:bullet-char="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" text:bullet-char="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" text:bullet-char="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" text:bullet-char="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" text:bullet-char="">
        <style:list-level-properties text:list-level-position-and-space-mode="label-alignment">
          <style:list-level-label-alignment text:label-followed-by="listtab" fo:text-indent="1.385cm" fo:margin-left="2.02cm"/>
        </style:list-level-properties>
        <style:text-properties fo:font-family="Arial" style:font-family-generic="swiss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fo:text-indent="2.02cm" fo:margin-left="2.655cm"/>
        </style:list-level-properties>
        <style:text-properties fo:font-family="Arial" style:font-family-generic="swiss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2.655cm" fo:margin-left="3.29cm"/>
        </style:list-level-properties>
        <style:text-properties fo:font-family="Arial" style:font-family-generic="swiss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3.29cm" fo:margin-left="3.925cm"/>
        </style:list-level-properties>
        <style:text-properties fo:font-family="Arial" style:font-family-generic="swiss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fo:text-indent="3.925cm" fo:margin-left="4.56cm"/>
        </style:list-level-properties>
        <style:text-properties fo:font-family="Arial" style:font-family-generic="swiss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4.56cm" fo:margin-left="5.195cm"/>
        </style:list-level-properties>
        <style:text-properties fo:font-family="Arial" style:font-family-generic="swiss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5.195cm" fo:margin-left="5.83cm"/>
        </style:list-level-properties>
        <style:text-properties fo:font-family="Arial" style:font-family-generic="swiss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fo:text-indent="5.83cm" fo:margin-left="6.465cm"/>
        </style:list-level-properties>
        <style:text-properties fo:font-family="Arial" style:font-family-generic="swiss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6.465cm" fo:margin-left="7.1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fo:text-indent="1.27cm" fo:margin-left="0.635cm"/>
        </style:list-level-properties>
        <style:text-properties fo:font-family="Arial" style:font-family-generic="swiss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fo:text-indent="2.54cm" fo:margin-left="1.27cm"/>
        </style:list-level-properties>
        <style:text-properties fo:font-family="Arial" style:font-family-generic="swiss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3.81cm" fo:margin-left="1.905cm"/>
        </style:list-level-properties>
        <style:text-properties fo:font-family="Arial" style:font-family-generic="swiss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fo:text-indent="5.08cm" fo:margin-left="2.54cm"/>
        </style:list-level-properties>
        <style:text-properties fo:font-family="Arial" style:font-family-generic="swiss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fo:text-indent="6.35cm" fo:margin-left="3.175cm"/>
        </style:list-level-properties>
        <style:text-properties fo:font-family="Arial" style:font-family-generic="swiss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7.62cm" fo:margin-left="3.81cm"/>
        </style:list-level-properties>
        <style:text-properties fo:font-family="Arial" style:font-family-generic="swiss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fo:text-indent="8.89cm" fo:margin-left="4.445cm"/>
        </style:list-level-properties>
        <style:text-properties fo:font-family="Arial" style:font-family-generic="swiss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fo:text-indent="10.16cm" fo:margin-left="5.08cm"/>
        </style:list-level-properties>
        <style:text-properties fo:font-family="Arial" style:font-family-generic="swiss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11.43cm" fo:margin-left="5.71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3" style:num-suffix="" text:bullet-char="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31T16:44:39.774989608</dc:date>
    <meta:editing-duration>PT19M34S</meta:editing-duration>
    <meta:editing-cycles>4</meta:editing-cycles>
    <meta:document-statistic meta:table-count="3" meta:image-count="0" meta:object-count="0" meta:page-count="2" meta:paragraph-count="54" meta:word-count="176" meta:character-count="1315" meta:non-whitespace-character-count="1181"/>
  </office:meta>
</office:document-meta>
</file>